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5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N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CC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AN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N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RO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SD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MW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PD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RMD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CD</text:p>
          </table:table-cell>
          <table:table-cell office:value-type="float" office:value="11" table:style-name="ce1">
            <text:p>11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OD</text:p>
          </table:table-cell>
          <table:table-cell office:value-type="float" office:value="12" table:style-name="ce1">
            <text:p>12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OM</text:p>
          </table:table-cell>
          <table:table-cell office:value-type="float" office:value="13" table:style-name="ce1">
            <text:p>13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BCD</text:p>
          </table:table-cell>
          <table:table-cell office:value-type="float" office:value="14" table:style-name="ce1">
            <text:p>14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D</text:p>
          </table:table-cell>
          <table:table-cell office:value-type="float" office:value="15" table:style-name="ce1">
            <text:p>15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0" table:formula="of:=[.B9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4" table:formula="of:=[.B12]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" table:style-name="ta1">
        <table:shapes>
          <draw:frame draw:z-index="1" draw:id="id2" draw:style-name="a3" draw:name="Chart 1" svg:x="4.67514in" svg:y="0.34958in" svg:width="4.10236in" svg:height="1.964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10:00:00" table:style-name="ce50">
            <text:p>3/2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formula="of:=[.B8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formula="of:=[.B9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robot order objec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T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order holds needed information proper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 save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saved to .rr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n open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reloaded to the system from .rs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dialogue that contains each area of the system, including RR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T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functions of main menu work as intend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interface for creating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ypes of robot parts can be created in the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MRE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Simplify view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shop directory that incorporates sale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associates directory that incorporates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  <table:table table:name="Sprint_#3" table:style-name="ta2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2" table:style-name="ce3"/>
          <table:table-cell table:style-name="ce3">
            <draw:frame draw:z-index="1" draw:id="id3" draw:style-name="a4" draw:name="Chart 1" svg:x="0.88542in" svg:y="0.03125in" svg:width="4.55208in" svg:height="2.28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10:00:00" table:style-name="ce50">
            <text:p>4/11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M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Create GUI dialog that allows user to create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MT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dialog interface creates a new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C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displays the catalog of robot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CT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ll robot models can be view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</text:p>
          </table:table-cell>
          <table:table-cell office:value-type="string" table:style-name="ce34">
            <text:p>A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allows user to create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T</text:p>
          </table:table-cell>
          <table:table-cell office:value-type="string" table:style-name="ce34">
            <text:p>AS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 new sales associate can be creat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RD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Refactor data persistance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RD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CLI regression test to create and load save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4" table:style-name="ro2">
          <table:table-cell table:number-columns-repeated="8" table:style-name="ce34"/>
          <table:table-cell table:number-columns-repeated="16376"/>
        </table:table-row>
        <table:table-row table:number-rows-repeated="1048539" table:style-name="ro2">
          <table:table-cell table:number-columns-repeated="16384"/>
        </table:table-row>
      </table:table>
      <table:table table:name="Sprint_#4" table:style-name="ta2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1T10:00:00" table:style-name="ce50">
            <text:p>4/11/17 10:00 AM</text:p>
          </table:table-cell>
          <table:table-cell table:number-columns-repeated="2" table:style-name="ce3"/>
          <table:table-cell table:style-name="ce3">
            <draw:frame draw:z-index="1" draw:id="id4" draw:style-name="a5" draw:name="Chart 1" svg:x="0.88542in" svg:y="0.03125in" svg:width="4.55208in" svg:height="2.281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8T10:00:00" table:style-name="ce50">
            <text:p>4/1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D</text:p>
          </table:table-cell>
          <table:table-cell office:value-type="string" table:style-name="ce34">
            <text:p>O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dialog that creates a new robot ord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DT</text:p>
          </table:table-cell>
          <table:table-cell office:value-type="string" table:style-name="ce34">
            <text:p>O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 robot order is created by the interface and is saved with system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M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state machine that allows management of Robot Ord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MT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states can be reached in a proper mann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OM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GUI interface for managing ord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OMT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states can be reached using GUI interfac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CD</text:p>
          </table:table-cell>
          <table:table-cell office:value-type="string" table:style-name="ce34">
            <text:p>BC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Implement a GUI dialog that creates a new beloved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CDT</text:p>
          </table:table-cell>
          <table:table-cell office:value-type="string" table:style-name="ce34">
            <text:p>BC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 beloved customer is created by the interface and is saved with system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6" table:style-name="ro2">
          <table:table-cell table:number-columns-repeated="8" table:style-name="ce34"/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Warren Smith</dc:creator>
    <meta:creation-date>2016-03-21T22:16:37Z</meta:creation-date>
    <dc:date>2017-04-18T03:36:53Z</dc:date>
    <meta:editing-cycles>57</meta:editing-cycles>
    <meta:editing-duration>PT59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1.4496850393701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2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4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